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bc0" officeooo:paragraph-rsid="0002fbc0"/>
    </style:style>
    <style:style style:name="P2" style:family="paragraph" style:parent-style-name="Standard">
      <style:text-properties officeooo:rsid="0003bbda" officeooo:paragraph-rsid="0003bbda"/>
    </style:style>
    <style:style style:name="P3" style:family="paragraph" style:parent-style-name="Standard">
      <style:text-properties officeooo:rsid="00058b3a" officeooo:paragraph-rsid="00058b3a"/>
    </style:style>
    <style:style style:name="T1" style:family="text">
      <style:text-properties officeooo:rsid="0003bbda"/>
    </style:style>
    <style:style style:name="T2" style:family="text">
      <style:text-properties officeooo:rsid="00058b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rixLED</text:p>
      <text:p text:style-name="P1"/>
      <text:p text:style-name="P1"><text:span text:style-name="T1">1.)</text:span><text:tab/>The program works by running the boneServer.js code on the bone. This does all of the “work” for the program to begin. It listens on port 9090 for any incoming request and handles the request. When I open the browser and type the bones IP address and port 9090 the browser sends a request to the bone on that port and the bone responds with a message that is the html file to be displayed. When I click on the matrixLED image it sends the message “matrix” to the bone. The <text:s/>boneServer then uses this message as one of the cases in the create server function. This function then calls the matrixLED .html .css and .js scripts to run and points the browser at the .html file. </text:p>
      <text:p text:style-name="P1"/>
      <text:p text:style-name="P2">2.)<text:tab/>When an LED in the browser is clicked and interrupt is triggered and handled in the javascript. This handler function then sends a message through i2c to the LED <text:s/>board to update the board and uses the .css file to update the color of the .LED object in the browser to the appropriate <text:span text:style-name="T2">c</text:span>olor.</text:p>
      <text:p text:style-name="P2"/>
      <text:p text:style-name="P2">3.)<text:tab/>the .on entry is used to update the color of the LED object in the browser.</text:p>
      <text:p text:style-name="P2"/>
      <text:p text:style-name="P3">4.) <text:tab/>To control the leds I add three buttons to the html file that allow the user to change the color of the LEDs from green and red and the last button to clear the matri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21:22:11.022872083</meta:creation-date>
    <dc:date>2016-09-23T21:54:55.588172738</dc:date>
    <meta:editing-duration>PT17M34S</meta:editing-duration>
    <meta:editing-cycles>2</meta:editing-cycles>
    <meta:generator>LibreOffice/4.2.8.2$Linux_X86_64 LibreOffice_project/420m0$Build-2</meta:generator>
    <meta:document-statistic meta:table-count="0" meta:image-count="0" meta:object-count="0" meta:page-count="1" meta:paragraph-count="5" meta:word-count="237" meta:character-count="1235" meta:non-whitespace-character-count="998"/>
  </office:meta>
</office:document-meta>
</file>